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</text:span><text:span text:style-name="T1">ed </text:span><text:span text:style-name="T1">docker </text:span><text:span text:style-name="T1">containe</text:span><text:span text:style-name="T1">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94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304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37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2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10" draw:text-style-name="P8" draw:layer="layout" svg:x1="7.403cm" svg:y1="17.777cm" svg:x2="5.508cm" svg:y2="17.777cm">
          <text:p/>
        </draw:line>
        <draw:line draw:style-name="gr8" draw:text-style-name="P8" draw:layer="layout" svg:x1="5.318cm" svg:y1="19.08cm" svg:x2="5.318cm" svg:y2="21.701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304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393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708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03T09:14:19.925534206</dc:date>
    <meta:editing-duration>PT49M11S</meta:editing-duration>
    <meta:editing-cycles>18</meta:editing-cycles>
    <meta:generator>LibreOffice/6.0.7.3$Linux_X86_64 LibreOffice_project/00m0$Build-3</meta:generator>
    <meta:document-statistic meta:object-count="29"/>
  </office:meta>
</office:document-meta>
</file>